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290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240.86pt"/>
    </style:style>
    <style:style style:name="co7" style:family="table-column">
      <style:table-column-properties fo:break-before="auto" style:column-width="42.55pt"/>
    </style:style>
    <style:style style:name="co8" style:family="table-column">
      <style:table-column-properties fo:break-before="auto" style:column-width="62.96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57.66pt"/>
    </style:style>
    <style:style style:name="co11" style:family="table-column">
      <style:table-column-properties fo:break-before="auto" style:column-width="113.44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182.44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892.06pt"/>
    </style:style>
    <style:style style:name="co19" style:family="table-column">
      <style:table-column-properties fo:break-before="auto" style:column-width="73.56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284.34pt"/>
    </style:style>
    <style:style style:name="co23" style:family="table-column">
      <style:table-column-properties fo:break-before="auto" style:column-width="65.11pt"/>
    </style:style>
    <style:style style:name="co24" style:family="table-column">
      <style:table-column-properties fo:break-before="auto" style:column-width="29.54pt"/>
    </style:style>
    <style:style style:name="co25" style:family="table-column">
      <style:table-column-properties fo:break-before="auto" style:column-width="30.36pt"/>
    </style:style>
    <style:style style:name="co26" style:family="table-column">
      <style:table-column-properties fo:break-before="auto" style:column-width="28.8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236.49pt"/>
    </style:style>
    <style:style style:name="co29" style:family="table-column">
      <style:table-column-properties fo:break-before="auto" style:column-width="253.5pt"/>
    </style:style>
    <style:style style:name="co30" style:family="table-column">
      <style:table-column-properties fo:break-before="auto" style:column-width="55.05pt"/>
    </style:style>
    <style:style style:name="co31" style:family="table-column">
      <style:table-column-properties fo:break-before="auto" style:column-width="49.41pt"/>
    </style:style>
    <style:style style:name="co32" style:family="table-column">
      <style:table-column-properties fo:break-before="auto" style:column-width="186.29pt"/>
    </style:style>
    <style:style style:name="co33" style:family="table-column">
      <style:table-column-properties fo:break-before="auto" style:column-width="214.61pt"/>
    </style:style>
    <style:style style:name="co34" style:family="table-column">
      <style:table-column-properties fo:break-before="auto" style:column-width="69.45pt"/>
    </style:style>
    <style:style style:name="co35" style:family="table-column">
      <style:table-column-properties fo:break-before="auto" style:column-width="913.66pt"/>
    </style:style>
    <style:style style:name="co36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99ff9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pt"/>
    </style:style>
    <style:style style:name="ce14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6e6e6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ce15"/>
        <table:table-column table:style-name="co13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Definition</text:p>
          </table:table-cell>
          <table:table-cell table:style-name="ce3" office:value-type="string">
            <text:p>Special</text:p>
          </table:table-cell>
          <table:table-cell table:style-name="ce1" office:value-type="string">
            <text:p>Input Xform</text:p>
          </table:table-cell>
          <table:table-cell table:style-name="ce1" office:value-type="string">
            <text:p>Output Xform</text:p>
          </table:table-cell>
          <table:table-cell table:style-name="ce3" office:value-type="string">
            <text:p>Subrecord</text:p>
          </table:table-cell>
          <table:table-cell table:style-name="ce1" office:value-type="string">
            <text:p>url</text:p>
          </table:table-cell>
          <table:table-cell table:style-name="ce10" office:value-type="string">
            <text:p>m-class-#</text:p>
          </table:table-cell>
          <table:table-cell table:style-name="ce16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</text:p>
          </table:table-cell>
          <table:table-cell table:style-name="ce11" office:value-type="string">
            <text:p>311.102</text:p>
          </table:table-cell>
          <table:table-cell office:value-type="float" office:value="1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2</text:p>
          </table:table-cell>
          <table:table-cell table:style-name="ce11"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p0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p0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</text:p>
          </table:table-cell>
          <table:table-cell table:style-name="ce11"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4</text:p>
          </table:table-cell>
          <table:table-cell table:style-name="ce11"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Higher executiv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Business manag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Administrative Personne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Clerical/Sales work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killed Manual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Machine Operato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Unskilled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Unemploy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4"/>
          <table:table-cell office:value-type="string">
            <text:p>dd-311p102-f-5</text:p>
          </table:table-cell>
          <table:table-cell table:style-name="ce11"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ema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</text:p>
          </table:table-cell>
          <table:table-cell table:style-name="ce11"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dd-311p102-f-6p1</text:p>
          </table:table-cell>
          <table:table-cell table:style-name="ce11"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cm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2</text:p>
          </table:table-cell>
          <table:table-cell table:style-name="ce11"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4"/>
          <table:table-cell office:value-type="string">
            <text:p>dd-311p102-f-6p3</text:p>
          </table:table-cell>
          <table:table-cell table:style-name="ce11"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k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4</text:p>
          </table:table-cell>
          <table:table-cell table:style-name="ce11"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</text:p>
          </table:table-cell>
          <table:table-cell table:style-name="ce11"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t 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p1</text:p>
          </table:table-cell>
          <table:table-cell table:style-name="ce11"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w</text:p>
          </table:table-cell>
          <table:table-cell table:style-name="ce8" office:value-type="string">
            <text:p>Whit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</text:p>
          </table:table-cell>
          <table:table-cell table:style-name="ce8" office:value-type="string">
            <text:p>Spanish / Hispanic / Latino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Black or African Americ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i</text:p>
          </table:table-cell>
          <table:table-cell table:style-name="ce8" office:value-type="string">
            <text:p>American Ind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Alaska Nativ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As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p</text:p>
          </table:table-cell>
          <table:table-cell table:style-name="ce8" office:value-type="string">
            <text:p>Native Hawaiian or Other Pacific Island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string">
            <text:p>t</text:p>
          </table:table-cell>
          <table:table-cell table:style-name="ce8" office:value-type="string">
            <text:p>Two or mo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string">
            <text:p>o</text:p>
          </table:table-cell>
          <table:table-cell table:style-name="ce8" office:value-type="string">
            <text:p>Other (specify)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7p2</text:p>
          </table:table-cell>
          <table:table-cell table:style-name="ce11"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8</text:p>
          </table:table-cell>
          <table:table-cell table:style-name="ce11"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did not complete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s</text:p>
          </table:table-cell>
          <table:table-cell table:style-name="ce8" office:value-type="string">
            <text:p>completed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sc</text:p>
          </table:table-cell>
          <table:table-cell table:style-name="ce8" office:value-type="string">
            <text:p>started colleg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ts</text:p>
          </table:table-cell>
          <table:table-cell table:style-name="ce8" office:value-type="string">
            <text:p>completed trade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ad</text:p>
          </table:table-cell>
          <table:table-cell table:style-name="ce8" office:value-type="string">
            <text:p>completed 2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bd</text:p>
          </table:table-cell>
          <table:table-cell table:style-name="ce8" office:value-type="string">
            <text:p>completed 4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gd</text:p>
          </table:table-cell>
          <table:table-cell table:style-name="ce8" office:value-type="string">
            <text:p>advanced degree (e.g., Master's, J.D., M.D., Ph.D.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</text:p>
          </table:table-cell>
          <table:table-cell table:style-name="ce11"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9p1</text:p>
          </table:table-cell>
          <table:table-cell table:style-name="ce11"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p2</text:p>
          </table:table-cell>
          <table:table-cell table:style-name="ce11"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19" office:value-type="string">
            <text:p>PRACTITIONER NAME</text:p>
          </table:table-cell>
          <table:table-cell table:style-name="ce19"/>
          <table:table-cell table:style-name="ce19" office:value-type="string">
            <text:p>0;21</text:p>
          </table:table-cell>
          <table:table-cell table:style-name="ce19" office:value-type="string">
            <text:p>FJ3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19" office:value-type="string">
            <text:p>PRACTITIONER NAME</text:p>
          </table:table-cell>
          <table:table-cell table:style-name="ce19"/>
          <table:table-cell table:style-name="ce19" office:value-type="string">
            <text:p>0;21</text:p>
          </table:table-cell>
          <table:table-cell table:style-name="ce19" office:value-type="string">
            <text:p>FJ3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0p1</text:p>
          </table:table-cell>
          <table:table-cell table:style-name="ce11"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1</text:p>
          </table:table-cell>
          <table:table-cell table:style-name="ce11"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4"/>
          <table:table-cell office:value-type="string">
            <text:p>dd-311p102-f-12p1</text:p>
          </table:table-cell>
          <table:table-cell table:style-name="ce11"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orm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</text:p>
          </table:table-cell>
          <table:table-cell table:style-name="ce11"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p2</text:p>
          </table:table-cell>
          <table:table-cell table:style-name="ce11"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2p3</text:p>
          </table:table-cell>
          <table:table-cell table:style-name="ce11"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2p4</text:p>
          </table:table-cell>
          <table:table-cell table:style-name="ce11"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</text:p>
          </table:table-cell>
          <table:table-cell table:style-name="ce11"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1</text:p>
          </table:table-cell>
          <table:table-cell table:style-name="ce11"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2</text:p>
          </table:table-cell>
          <table:table-cell table:style-name="ce11"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3</text:p>
          </table:table-cell>
          <table:table-cell table:style-name="ce11"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4</text:p>
          </table:table-cell>
          <table:table-cell table:style-name="ce11"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4p1</text:p>
          </table:table-cell>
          <table:table-cell table:style-name="ce11"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4p2</text:p>
          </table:table-cell>
          <table:table-cell table:style-name="ce11"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</text:p>
          </table:table-cell>
          <table:table-cell table:style-name="ce11"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p1</text:p>
          </table:table-cell>
          <table:table-cell table:style-name="ce11"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6</text:p>
          </table:table-cell>
          <table:table-cell table:style-name="ce11"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</text:p>
          </table:table-cell>
          <table:table-cell table:style-name="ce11"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p1</text:p>
          </table:table-cell>
          <table:table-cell table:style-name="ce11"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7p2</text:p>
          </table:table-cell>
          <table:table-cell table:style-name="ce11"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17p3</text:p>
          </table:table-cell>
          <table:table-cell table:style-name="ce11"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</text:p>
          </table:table-cell>
          <table:table-cell table:style-name="ce11"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p1</text:p>
          </table:table-cell>
          <table:table-cell table:style-name="ce11"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0</text:p>
          </table:table-cell>
          <table:table-cell table:style-name="ce11"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0p1</text:p>
          </table:table-cell>
          <table:table-cell table:style-name="ce11"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0p2</text:p>
          </table:table-cell>
          <table:table-cell table:style-name="ce11"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9</text:p>
          </table:table-cell>
          <table:table-cell table:style-name="ce11"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9p1</text:p>
          </table:table-cell>
          <table:table-cell table:style-name="ce11"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9p2</text:p>
          </table:table-cell>
          <table:table-cell table:style-name="ce11"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1</text:p>
          </table:table-cell>
          <table:table-cell table:style-name="ce11"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1p1</text:p>
          </table:table-cell>
          <table:table-cell table:style-name="ce11"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1p2</text:p>
          </table:table-cell>
          <table:table-cell table:style-name="ce11"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2</text:p>
          </table:table-cell>
          <table:table-cell table:style-name="ce11"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</text:p>
          </table:table-cell>
          <table:table-cell table:style-name="ce11"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3p1</text:p>
          </table:table-cell>
          <table:table-cell table:style-name="ce11"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p2</text:p>
          </table:table-cell>
          <table:table-cell table:style-name="ce11"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4</text:p>
          </table:table-cell>
          <table:table-cell table:style-name="ce11"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4p1</text:p>
          </table:table-cell>
          <table:table-cell table:style-name="ce11"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5</text:p>
          </table:table-cell>
          <table:table-cell table:style-name="ce11"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5p1</text:p>
          </table:table-cell>
          <table:table-cell table:style-name="ce11"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6</text:p>
          </table:table-cell>
          <table:table-cell table:style-name="ce11"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office:value-type="string">
            <text:p>b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b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office:value-type="string">
            <text:p>l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l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6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2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</text:p>
          </table:table-cell>
          <table:table-cell office:value-type="string">
            <text:p>CHEST CT WHEN</text:p>
          </table:table-cell>
          <table:table-cell office:value-type="string">
            <text:p>Most recent chest CT?</text:p>
          </table:table-cell>
          <table:table-cell office:value-type="string">
            <text:p>4;2</text:p>
          </table:table-cell>
          <table:table-cell office:value-type="string">
            <text:p>S</text:p>
          </table:table-cell>
          <table:table-cell office:value-type="string">
            <text:p>a:less than 6 months ago;b:6-18 months ago;f:18 months to 3 years ago;c:3 to 5 years ago;d:over 5 years ago;e:neve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less than 6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6-18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18 months to 3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3 years to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over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string">
            <text:p>nev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7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7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i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office:value-type="string">
            <text:p>j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j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f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a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e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g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c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8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2</text:p>
          </table:table-cell>
          <table:table-cell table:style-name="ce2" office:value-type="string">
            <text:p>Work - Age Ran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2</text:p>
          </table:table-cell>
          <table:table-cell table:style-name="ce2" office:value-type="string">
            <text:p>Work - Job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2</text:p>
          </table:table-cell>
          <table:table-cell table:style-name="ce2" office:value-type="string">
            <text:p>Work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3</text:p>
          </table:table-cell>
          <table:table-cell table:style-name="ce2" office:value-type="string">
            <text:p>Work - Age Ran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3</text:p>
          </table:table-cell>
          <table:table-cell table:style-name="ce2" office:value-type="string">
            <text:p>Work - Job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3</text:p>
          </table:table-cell>
          <table:table-cell table:style-name="ce2" office:value-type="string">
            <text:p>Work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4</text:p>
          </table:table-cell>
          <table:table-cell table:style-name="ce2" office:value-type="string">
            <text:p>Work - Age Ran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4</text:p>
          </table:table-cell>
          <table:table-cell table:style-name="ce2" office:value-type="string">
            <text:p>Work - Job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4</text:p>
          </table:table-cell>
          <table:table-cell table:style-name="ce2" office:value-type="string">
            <text:p>Work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4"/>
          <table:table-cell office:value-type="string">
            <text:p>dd-311p102-f-32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table:number-columns-repeated="4"/>
          <table:table-cell table:style-name="ce5"/>
          <table:table-cell table:style-name="ce8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4" table:number-columns-repeated="2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2</text:p>
          </table:table-cell>
          <table:table-cell table:style-name="ce2" office:value-type="string">
            <text:p>Live with smoker - A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2</text:p>
          </table:table-cell>
          <table:table-cell table:style-name="ce2" office:value-type="string">
            <text:p>Live with smoker - Amount - 2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2</text:p>
          </table:table-cell>
          <table:table-cell table:style-name="ce2" office:value-type="string">
            <text:p>House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3</text:p>
          </table:table-cell>
          <table:table-cell table:style-name="ce2" office:value-type="string">
            <text:p>Live with smoker - A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3</text:p>
          </table:table-cell>
          <table:table-cell table:style-name="ce2" office:value-type="string">
            <text:p>Live with smoker - Amount - 3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3</text:p>
          </table:table-cell>
          <table:table-cell table:style-name="ce2" office:value-type="string">
            <text:p>House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4</text:p>
          </table:table-cell>
          <table:table-cell table:style-name="ce2" office:value-type="string">
            <text:p>Live with smoker - A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4</text:p>
          </table:table-cell>
          <table:table-cell table:style-name="ce2" office:value-type="string">
            <text:p>Live with smoker - Amount - 4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4</text:p>
          </table:table-cell>
          <table:table-cell table:style-name="ce2" office:value-type="string">
            <text:p>House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9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float" office:value="9">
            <text:p>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float" office:value="11">
            <text:p>1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style-name="ce5" office:value-type="float" office:value="13">
            <text:p>13</text:p>
          </table:table-cell>
          <table:table-cell table:style-name="ce8" office:value-type="float" office:value="13">
            <text:p>1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3"/>
          <table:table-cell table:style-name="ce5" office:value-type="float" office:value="14">
            <text:p>14</text:p>
          </table:table-cell>
          <table:table-cell table:style-name="ce8" office:value-type="float" office:value="14">
            <text:p>1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style-name="ce5" office:value-type="float" office:value="15">
            <text:p>15</text:p>
          </table:table-cell>
          <table:table-cell table:style-name="ce8" office:value-type="float" office:value="15">
            <text:p>1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style-name="ce5" office:value-type="float" office:value="16">
            <text:p>16</text:p>
          </table:table-cell>
          <table:table-cell table:style-name="ce8" office:value-type="float" office:value="16">
            <text:p>1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style-name="ce5" office:value-type="float" office:value="17">
            <text:p>17</text:p>
          </table:table-cell>
          <table:table-cell table:style-name="ce8" office:value-type="float" office:value="17">
            <text:p>1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 office:value-type="float" office:value="18">
            <text:p>18</text:p>
          </table:table-cell>
          <table:table-cell table:style-name="ce8" office:value-type="float" office:value="18">
            <text:p>1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3"/>
          <table:table-cell table:style-name="ce5" office:value-type="float" office:value="19">
            <text:p>19</text:p>
          </table:table-cell>
          <table:table-cell table:style-name="ce8" office:value-type="float" office:value="19">
            <text:p>1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3"/>
          <table:table-cell table:style-name="ce5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5" office:value-type="float" office:value="21">
            <text:p>21</text:p>
          </table:table-cell>
          <table:table-cell table:style-name="ce8" office:value-type="float" office:value="21">
            <text:p>2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style-name="ce5" office:value-type="float" office:value="22">
            <text:p>22</text:p>
          </table:table-cell>
          <table:table-cell table:style-name="ce8" office:value-type="float" office:value="22">
            <text:p>2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3"/>
          <table:table-cell table:style-name="ce5" office:value-type="float" office:value="23">
            <text:p>23</text:p>
          </table:table-cell>
          <table:table-cell table:style-name="ce8" office:value-type="float" office:value="23">
            <text:p>2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5" office:value-type="float" office:value="24">
            <text:p>24</text:p>
          </table:table-cell>
          <table:table-cell table:style-name="ce8" office:value-type="float" office:value="24">
            <text:p>2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3"/>
          <table:table-cell table:style-name="ce5" office:value-type="float" office:value="25">
            <text:p>25</text:p>
          </table:table-cell>
          <table:table-cell table:style-name="ce8" office:value-type="float" office:value="25">
            <text:p>2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3"/>
          <table:table-cell table:style-name="ce5" office:value-type="float" office:value="26">
            <text:p>26</text:p>
          </table:table-cell>
          <table:table-cell table:style-name="ce8" office:value-type="float" office:value="26">
            <text:p>2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3"/>
          <table:table-cell table:style-name="ce5" office:value-type="float" office:value="27">
            <text:p>27</text:p>
          </table:table-cell>
          <table:table-cell table:style-name="ce8" office:value-type="float" office:value="27">
            <text:p>2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3"/>
          <table:table-cell table:style-name="ce5" office:value-type="float" office:value="28">
            <text:p>28</text:p>
          </table:table-cell>
          <table:table-cell table:style-name="ce8" office:value-type="float" office:value="28">
            <text:p>2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3"/>
          <table:table-cell table:style-name="ce5" office:value-type="float" office:value="29">
            <text:p>29</text:p>
          </table:table-cell>
          <table:table-cell table:style-name="ce8" office:value-type="float" office:value="29">
            <text:p>2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3"/>
          <table:table-cell table:style-name="ce5" office:value-type="float" office:value="30">
            <text:p>30</text:p>
          </table:table-cell>
          <table:table-cell table:style-name="ce8" office:value-type="float" office:value="30">
            <text:p>3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3"/>
          <table:table-cell table:style-name="ce5" office:value-type="float" office:value="31">
            <text:p>31</text:p>
          </table:table-cell>
          <table:table-cell table:style-name="ce8" office:value-type="float" office:value="31">
            <text:p>3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Feb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a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p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M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Ju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Ju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Au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string">
            <text:p>Sep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string">
            <text:p>Oc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string">
            <text:p>Nov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string">
            <text:p>Dec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float" office:value="0">
            <text:p>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, within the next 30 day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m</text:p>
          </table:table-cell>
          <table:table-cell table:style-name="ce8" office:value-type="string">
            <text:p>yes, within the next 6 month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, not thinking of quittin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4"/>
          <table:table-cell office:value-type="string">
            <text:p>dd-311p102-f-3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Fai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Poo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physical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A little bi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work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4"/>
          <table:table-cell office:value-type="string">
            <text:p>dd-311p102-f-33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Very 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4"/>
          <table:table-cell office:value-type="string">
            <text:p>dd-311p102-f-33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Non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4"/>
          <table:table-cell office:value-type="string">
            <text:p>dd-311p102-f-33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social actitivit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Slight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Extrem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6"/>
          <table:table-cell office:value-type="string">
            <text:p>dd-311p102-f-34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4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lcap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1014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Req.</text:p>
          </table:table-cell>
          <table:table-cell table:style-name="ce1" office:value-type="string">
            <text:p>Indx.</text:p>
          </table:table-cell>
          <table:table-cell table:style-name="ce1" office:value-type="string">
            <text:p>Edit.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Comments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DEPRECATE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Higher executiv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Business manager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Administrative Personne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Clerical/Sales workers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killed Manual Employe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Machine Operators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Unskilled Employees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Unemployed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k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Hispanic or Latin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t Hispanic or Latino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w</text:p>
          </table:table-cell>
          <table:table-cell office:value-type="string">
            <text:p>White</text:p>
          </table:table-cell>
          <table:table-cell office:value-type="string">
            <text:p>Previously 'Caucasian'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Spanish / Hispanic / Latino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Black or African American</text:p>
          </table:table-cell>
          <table:table-cell office:value-type="string">
            <text:p>Previously 'African American / West Indian / Caribbean'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American India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Alaska Nativ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Asia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p</text:p>
          </table:table-cell>
          <table:table-cell office:value-type="string">
            <text:p>Native Hawaiian or Other Pacific Islander</text:p>
          </table:table-cell>
          <table:table-cell office:value-type="string">
            <text:p>Previously 'Pacific Islander'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string">
            <text:p>t</text:p>
          </table:table-cell>
          <table:table-cell office:value-type="string">
            <text:p>Two or more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Other (specify)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did not complete high schoo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ompleted high school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sc</text:p>
          </table:table-cell>
          <table:table-cell office:value-type="string">
            <text:p>started colleg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ts</text:p>
          </table:table-cell>
          <table:table-cell office:value-type="string">
            <text:p>completed trade schoo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ad</text:p>
          </table:table-cell>
          <table:table-cell office:value-type="string">
            <text:p>completed 2-year college degre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bd</text:p>
          </table:table-cell>
          <table:table-cell office:value-type="string">
            <text:p>completed 4-year college degre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gd</text:p>
          </table:table-cell>
          <table:table-cell office:value-type="string">
            <text:p>advanced degree (e.g., Master's, J.D., M.D., Ph.D.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orm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18 months to 3 years ago</text:p>
          </table:table-cell>
          <table:table-cell office:value-type="string">
            <text:p>1.44b - New category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3 years to 5 years ago</text:p>
          </table:table-cell>
          <table:table-cell office:value-type="string">
            <text:p>1.44b - Previously '18 months to 5 years ago'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e</text:p>
          </table:table-cell>
          <table:table-cell office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Previously 'Carbon Monoxide (ppm)'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2</text:p>
          </table:table-cell>
          <table:table-cell office:value-type="string">
            <text:p>Work - Age Ran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2</text:p>
          </table:table-cell>
          <table:table-cell office:value-type="string">
            <text:p>Work - Job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2</text:p>
          </table:table-cell>
          <table:table-cell office:value-type="string">
            <text:p>Work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3</text:p>
          </table:table-cell>
          <table:table-cell office:value-type="string">
            <text:p>Work - Age Ran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3</text:p>
          </table:table-cell>
          <table:table-cell office:value-type="string">
            <text:p>Work - Job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3</text:p>
          </table:table-cell>
          <table:table-cell office:value-type="string">
            <text:p>Work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4</text:p>
          </table:table-cell>
          <table:table-cell office:value-type="string">
            <text:p>Work - Age Ran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4</text:p>
          </table:table-cell>
          <table:table-cell office:value-type="string">
            <text:p>Work - Job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4</text:p>
          </table:table-cell>
          <table:table-cell office:value-type="string">
            <text:p>Work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DEPRECATED v1.4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2</text:p>
          </table:table-cell>
          <table:table-cell office:value-type="string">
            <text:p>Live with smoker - A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2</text:p>
          </table:table-cell>
          <table:table-cell office:value-type="string">
            <text:p>Live with smoker - Amount - 2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2</text:p>
          </table:table-cell>
          <table:table-cell office:value-type="string">
            <text:p>House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3</text:p>
          </table:table-cell>
          <table:table-cell office:value-type="string">
            <text:p>Live with smoker - A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3</text:p>
          </table:table-cell>
          <table:table-cell office:value-type="string">
            <text:p>Live with smoker - Amount - 3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3</text:p>
          </table:table-cell>
          <table:table-cell office:value-type="string">
            <text:p>House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4</text:p>
          </table:table-cell>
          <table:table-cell office:value-type="string">
            <text:p>Live with smoker - A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4</text:p>
          </table:table-cell>
          <table:table-cell office:value-type="string">
            <text:p>Live with smoker - Amount - 4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4</text:p>
          </table:table-cell>
          <table:table-cell office:value-type="string">
            <text:p>House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number-columns-repeated="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number-columns-repeated="2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number-columns-repeated="2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number-columns-repeated="2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number-columns-repeated="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number-columns-repeated="2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number-columns-repeated="2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number-columns-repeated="2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table:number-columns-repeated="2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6"/>
          <table:table-cell table:number-columns-repeated="2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6"/>
          <table:table-cell table:number-columns-repeated="2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  <table:table-cell table:number-columns-repeated="2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  <table:table-cell table:number-columns-repeated="2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  <table:table-cell table:number-columns-repeated="2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6"/>
          <table:table-cell table:number-columns-repeated="2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, within the next 30 day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yes, within the next 6 month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, not thinking of quittin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goo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physical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 little bi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work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Mil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ever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Very 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 littl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social actitivi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Slightl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Extremely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1020"/>
        </table:table-row>
      </table:table>
      <table:table table:name="m" table:style-name="ta1" table:print="false">
        <office:forms form:automatic-focus="false" form:apply-design-mode="false"/>
        <table:table-column table:style-name="co30" table:default-cell-style-name="ce11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number-columns-repeated="1016" table:default-cell-style-name="Default"/>
        <table:table-row table:style-name="ro1">
          <table:table-cell table:style-name="ce20" office:value-type="string">
            <text:p>m-class-#</text:p>
          </table:table-cell>
          <table:table-cell table:style-name="ce10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0.01">
            <text:p>0.01</text:p>
          </table:table-cell>
          <table:table-cell office:value-type="string">
            <text:p>NAME</text:p>
          </table:table-cell>
          <table:table-cell office:value-type="string">
            <text:p>Patient name</text:p>
          </table:table-cell>
          <table:table-cell office:value-type="string">
            <text:p>0;1</text:p>
          </table:table-cell>
          <table:table-cell office:value-type="string">
            <text:p>R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0.02">
            <text:p>0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0.03">
            <text:p>0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0">
            <text:p>10</text:p>
          </table:table-cell>
          <table:table-cell office:value-type="string">
            <text:p>PRACTITIONER NAME</text:p>
          </table:table-cell>
          <table:table-cell/>
          <table:table-cell office:value-type="string">
            <text:p>0;2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6.1">
            <text:p>16.1</text:p>
          </table:table-cell>
          <table:table-cell office:value-type="string">
            <text:p>EMPHYSEMA OR COPD WHEN</text:p>
          </table:table-cell>
          <table:table-cell/>
          <table:table-cell office:value-type="string">
            <text:p>2;11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6.1">
            <text:p>26.1</text:p>
          </table:table-cell>
          <table:table-cell office:value-type="string">
            <text:p>SYMPTOMS CHECK</text:p>
          </table:table-cell>
          <table:table-cell/>
          <table:table-cell office:value-type="string">
            <text:p>3;0</text:p>
          </table:table-cell>
          <table:table-cell office:value-type="string">
            <text:p>311.10212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2</text:p>
          </table:table-cell>
          <table:table-cell office:value-type="float" office:value="0.01">
            <text:p>0.01</text:p>
          </table:table-cell>
          <table:table-cell office:value-type="string">
            <text:p>SYMPTOMS CHECK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b:cough producing bloody material;h:persistent hoarseness;l:unexplained weight loss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6.2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">
            <text:p>27</text:p>
          </table:table-cell>
          <table:table-cell office:value-type="string">
            <text:p>CHEST CT WHEN</text:p>
          </table:table-cell>
          <table:table-cell office:value-type="string">
            <text:p>Most recent chest CT?</text:p>
          </table:table-cell>
          <table:table-cell office:value-type="string">
            <text:p>4;2</text:p>
          </table:table-cell>
          <table:table-cell office:value-type="string">
            <text:p>S</text:p>
          </table:table-cell>
          <table:table-cell office:value-type="string">
            <text:p>a:less than 6 months ago;b:6-18 months ago;f:18 months to 3 years ago;c:3 to 5 years ago;d:over 5 years ago;e:nev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1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2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3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4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5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7.6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8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8.1">
            <text:p>28.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5;0</text:p>
          </table:table-cell>
          <table:table-cell office:value-type="string">
            <text:p>311.10213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3</text:p>
          </table:table-cell>
          <table:table-cell office:value-type="float" office:value="0.01">
            <text:p>0.0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8.2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1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2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3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4">
            <text:p>29.4</text:p>
          </table:table-cell>
          <table:table-cell office:value-type="string">
            <text:p>LAST CIGARETTE DATE</text:p>
          </table:table-cell>
          <table:table-cell/>
          <table:table-cell office:value-type="string">
            <text:p>6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5">
            <text:p>29.5</text:p>
          </table:table-cell>
          <table:table-cell office:value-type="string">
            <text:p>QUIT YEARS</text:p>
          </table:table-cell>
          <table:table-cell/>
          <table:table-cell office:value-type="string">
            <text:p>6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6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7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29.8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1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2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3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4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5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6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7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0.8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1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1.1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1.2">
            <text:p>31.2</text:p>
          </table:table-cell>
          <table:table-cell office:value-type="string">
            <text:p>SECONDHAND WORK HISTORY</text:p>
          </table:table-cell>
          <table:table-cell/>
          <table:table-cell office:value-type="string">
            <text:p>7;0</text:p>
          </table:table-cell>
          <table:table-cell office:value-type="string">
            <text:p>311.10214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float" office:value="0.01">
            <text:p>0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float" office:value="0.02">
            <text:p>0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float" office:value="1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1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2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3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4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5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6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2.7">
            <text:p>32.7</text:p>
          </table:table-cell>
          <table:table-cell office:value-type="string">
            <text:p>SECONDHAND HOME HISTORY</text:p>
          </table:table-cell>
          <table:table-cell/>
          <table:table-cell office:value-type="string">
            <text:p>9;0</text:p>
          </table:table-cell>
          <table:table-cell office:value-type="string">
            <text:p>311.10215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float" office:value="0.01">
            <text:p>0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float" office:value="0.02">
            <text:p>0.02</text:p>
          </table:table-cell>
          <table:table-cell office:value-type="string">
            <text:p>AMOUNT SMOKED</text:p>
          </table:table-cell>
          <table:table-cell/>
          <table:table-cell office:value-type="string">
            <text:p>0;2</text:p>
          </table:table-cell>
          <table:table-cell office:value-type="string">
            <text:p>S</text:p>
          </table:table-cell>
          <table:table-cell office:value-type="string">
            <text:p>a:1-14 cigarettes per day;b:15-24 cigarettes per day;c:25 or more cigarettes per day;d:don't know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float" office:value="1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1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2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4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5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6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7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3.8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4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4.1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float" office:value="34.2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4.4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09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erick Marshall</meta:initial-creator>
    <meta:creation-date>2017-09-12T09:28:37</meta:creation-date>
    <dc:date>2017-09-27T09:51:27</dc:date>
    <dc:creator>Frederick Marshall</dc:creator>
    <meta:editing-duration>PT03H32M09S</meta:editing-duration>
    <meta:editing-cycles>9</meta:editing-cycles>
    <meta:generator>NeoOffice/3.2015.12_Classic_Edition$Unix OpenOffice.org_project/Patch 0</meta:generator>
    <meta:document-statistic meta:table-count="3" meta:cell-count="4919" meta:object-count="0"/>
  </office:meta>
</office:document-meta>
</file>